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/>
    <style:style style:name="ce3" style:family="table-cell" style:parent-style-name="Default">
      <style:table-cell-properties fo:border-bottom="none" fo:border-left="none" fo:border-right="1.25pt double-thin #000000" style:border-line-width-right="0.51pt 0.26pt 0.51pt" fo:border-top="none"/>
    </style:style>
    <style:style style:name="ce4" style:family="table-cell" style:parent-style-name="Default">
      <style:table-cell-properties fo:border-bottom="1.25pt double-thin #000000" style:border-line-width-bottom="0.51pt 0.26pt 0.51pt" fo:border-left="none" fo:border-right="1.25pt double-thin #000000" style:border-line-width-right="0.51pt 0.26pt 0.51pt" fo:border-top="none"/>
    </style:style>
    <style:style style:name="ce5" style:family="table-cell" style:parent-style-name="Default">
      <style:table-cell-properties fo:border-bottom="none" fo:border-left="1.25pt double-thin #000000" style:border-line-width-left="0.51pt 0.26pt 0.51pt" fo:border-right="0.74pt solid #000000" fo:border-top="0.74pt solid #000000"/>
    </style:style>
    <style:style style:name="ce6" style:family="table-cell" style:parent-style-name="Default">
      <style:table-cell-properties fo:border-bottom="none" fo:border-left="1.25pt double-thin #000000" style:border-line-width-left="0.51pt 0.26pt 0.51pt" fo:border-right="0.74pt solid #000000" fo:border-top="none"/>
    </style:style>
    <style:style style:name="ce7" style:family="table-cell" style:parent-style-name="Default">
      <style:table-cell-properties fo:border-bottom="1.25pt double-thin #000000" style:border-line-width-bottom="0.51pt 0.26pt 0.51pt" fo:border-left="1.25pt double-thin #000000" style:border-line-width-left="0.51pt 0.26pt 0.51pt" fo:border-right="0.74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solid #000000" fo:border-top="1.25pt double-thin #000000" style:border-line-width-top="0.51pt 0.26pt 0.51pt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1.25pt double-thin #000000" style:border-line-width-left="0.51pt 0.26pt 0.51pt" fo:border-right="0.74pt solid #000000" fo:border-top="0.74pt solid #000000"/>
      <style:paragraph-properties fo:text-align="center" fo:margin-left="0pt"/>
    </style:style>
    <style:style style:name="ce10" style:family="table-cell" style:parent-style-name="Default" style:data-style-name="N122">
      <style:table-cell-properties fo:border-bottom="1.25pt double-thin #000000" style:border-line-width-bottom="0.51pt 0.26pt 0.51pt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1.25pt double-thin #000000" style:border-line-width-top="0.51pt 0.26pt 0.51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/>
      <style:paragraph-properties fo:text-align="center" fo:margin-left="0pt"/>
    </style:style>
    <style:style style:name="ce13" style:family="table-cell" style:parent-style-name="Default">
      <style:table-cell-properties fo:border-bottom="none" fo:border-left="none" fo:border-right="0.99pt solid #000000" fo:border-top="1.25pt double-thin #000000" style:border-line-width-top="0.51pt 0.26pt 0.51pt"/>
    </style:style>
    <style:style style:name="ce14" style:family="table-cell" style:parent-style-name="Default">
      <style:table-cell-properties fo:border-bottom="none" fo:border-left="none" fo:border-right="0.99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6" style:family="table-cell" style:parent-style-name="Default" style:data-style-name="N122">
      <style:table-cell-properties fo:border-bottom="none" fo:border-left="none" fo:border-right="0.99pt solid #000000" fo:border-top="none"/>
    </style:style>
    <style:style style:name="ce17" style:family="table-cell" style:parent-style-name="Default" style:data-style-name="N122">
      <style:table-cell-properties fo:border-bottom="1.25pt double-thin #000000" style:border-line-width-bottom="0.51pt 0.26pt 0.51pt" fo:border-left="none" fo:border-right="0.99pt solid #000000" fo:border-top="none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9" style:family="table-cell" style:parent-style-name="Default">
      <style:table-cell-properties fo:border-bottom="1.25pt double-thin #000000" style:border-line-width-bottom="0.51pt 0.26pt 0.51pt" fo:border-left="none" fo:border-right="none" fo:border-top="none"/>
    </style:style>
    <style:style style:name="ce20" style:family="table-cell" style:parent-style-name="Default">
      <style:table-cell-properties fo:border-bottom="1.25pt double-thin #000000" style:border-line-width-bottom="0.51pt 0.26pt 0.51pt" fo:border-left="none" fo:border-right="0.99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1.25pt double-thin #000000" style:border-line-width-right="0.51pt 0.26pt 0.51pt" fo:border-top="1.25pt double-thin #000000" style:border-line-width-top="0.51pt 0.26pt 0.51pt"/>
      <style:paragraph-properties fo:text-align="center" fo:margin-left="0pt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1.25pt double-thin #000000" style:border-line-width-right="0.51pt 0.26pt 0.51pt" fo:border-top="0.74pt solid #000000"/>
      <style:paragraph-properties fo:text-align="center" fo:margin-left="0pt"/>
    </style:style>
    <style:style style:name="ce23" style:family="table-cell" style:parent-style-name="Default">
      <style:table-cell-properties fo:border-bottom="none" fo:border-left="none" fo:border-right="1.25pt double-thin #000000" style:border-line-width-right="0.51pt 0.26pt 0.51pt" fo:border-top="1.25pt double-thin #000000" style:border-line-width-top="0.51pt 0.26pt 0.51pt"/>
    </style:style>
    <style:style style:name="ce24" style:family="table-cell" style:parent-style-name="Default">
      <style:table-cell-properties fo:border-bottom="none" style:text-align-source="fix" style:repeat-content="false" fo:border-left="none" fo:border-right="1.25pt double-thin #000000" style:border-line-width-right="0.51pt 0.26pt 0.51pt" fo:border-top="none"/>
      <style:paragraph-properties fo:text-align="center" fo:margin-left="0pt"/>
    </style:style>
    <style:style style:name="ce25" style:family="table-cell" style:parent-style-name="Default" style:data-style-name="N122">
      <style:table-cell-properties fo:border-bottom="none" fo:border-left="none" fo:border-right="1.25pt double-thin #000000" style:border-line-width-right="0.51pt 0.26pt 0.51pt" fo:border-top="none"/>
    </style:style>
    <style:style style:name="ce26" style:family="table-cell" style:parent-style-name="Default" style:data-style-name="N122">
      <style:table-cell-properties fo:border-bottom="1.25pt double-thin #000000" style:border-line-width-bottom="0.51pt 0.26pt 0.51pt" fo:border-left="none" fo:border-right="1.25pt double-thin #000000" style:border-line-width-right="0.51pt 0.26pt 0.51pt" fo:border-top="none"/>
    </style:style>
  </office:automatic-styles>
  <office:body>
    <office:spreadsheet>
      <table:calculation-settings table:automatic-find-labels="false"/>
      <table:table table:name="Dunkel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/>
          <table:table-cell table:style-name="ce1" office:value-type="string" calcext:value-type="string" table:number-columns-spanned="2" table:number-rows-spanned="1">
            <text:p>openMP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PI_sm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</table:table-row>
        <table:table-row table:style-name="ro1">
          <table:table-cell office:value-type="string" calcext:value-type="string">
            <text:p>Copy:</text:p>
          </table:table-cell>
          <table:table-cell office:value-type="float" office:value="39226.6" calcext:value-type="float">
            <text:p>39226.6</text:p>
          </table:table-cell>
          <table:table-cell office:value-type="float" office:value="46201.1" calcext:value-type="float">
            <text:p>46201.1</text:p>
          </table:table-cell>
          <table:table-cell office:value-type="float" office:value="60236.7" calcext:value-type="float">
            <text:p>60236.7</text:p>
          </table:table-cell>
          <table:table-cell office:value-type="float" office:value="97591.6" calcext:value-type="float">
            <text:p>97591.6</text:p>
          </table:table-cell>
        </table:table-row>
        <table:table-row table:style-name="ro1">
          <table:table-cell office:value-type="string" calcext:value-type="string">
            <text:p>Scale:</text:p>
          </table:table-cell>
          <table:table-cell office:value-type="float" office:value="39151.9" calcext:value-type="float">
            <text:p>39151.9</text:p>
          </table:table-cell>
          <table:table-cell office:value-type="float" office:value="34985.1" calcext:value-type="float">
            <text:p>34985.1</text:p>
          </table:table-cell>
          <table:table-cell office:value-type="float" office:value="60042.9" calcext:value-type="float">
            <text:p>60042.9</text:p>
          </table:table-cell>
          <table:table-cell office:value-type="float" office:value="62169.5" calcext:value-type="float">
            <text:p>62169.5</text:p>
          </table:table-cell>
        </table:table-row>
        <table:table-row table:style-name="ro1">
          <table:table-cell office:value-type="string" calcext:value-type="string">
            <text:p>Add:</text:p>
          </table:table-cell>
          <table:table-cell office:value-type="float" office:value="44400.1" calcext:value-type="float">
            <text:p>44400.1</text:p>
          </table:table-cell>
          <table:table-cell office:value-type="float" office:value="39388.7" calcext:value-type="float">
            <text:p>39388.7</text:p>
          </table:table-cell>
          <table:table-cell office:value-type="float" office:value="66216.8" calcext:value-type="float">
            <text:p>66216.8</text:p>
          </table:table-cell>
          <table:table-cell office:value-type="float" office:value="68288.5" calcext:value-type="float">
            <text:p>68288.5</text:p>
          </table:table-cell>
        </table:table-row>
        <table:table-row table:style-name="ro1">
          <table:table-cell office:value-type="string" calcext:value-type="string">
            <text:p>Triad:</text:p>
          </table:table-cell>
          <table:table-cell office:value-type="float" office:value="44523.8" calcext:value-type="float">
            <text:p>44523.8</text:p>
          </table:table-cell>
          <table:table-cell office:value-type="float" office:value="39458.2" calcext:value-type="float">
            <text:p>39458.2</text:p>
          </table:table-cell>
          <table:table-cell office:value-type="float" office:value="66597.4" calcext:value-type="float">
            <text:p>66597.4</text:p>
          </table:table-cell>
          <table:table-cell office:value-type="float" office:value="68468.5" calcext:value-type="float">
            <text:p>68468.5</text:p>
          </table:table-cell>
        </table:table-row>
      </table:table>
      <table:table table:name="Stout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openMP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PI_sm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</table:table-row>
        <table:table-row table:style-name="ro1">
          <table:table-cell office:value-type="string" calcext:value-type="string">
            <text:p>Copy:</text:p>
          </table:table-cell>
          <table:table-cell office:value-type="float" office:value="32211" calcext:value-type="float">
            <text:p>32211.0</text:p>
          </table:table-cell>
          <table:table-cell office:value-type="float" office:value="41273" calcext:value-type="float">
            <text:p>41273.0</text:p>
          </table:table-cell>
          <table:table-cell office:value-type="float" office:value="56556.6" calcext:value-type="float">
            <text:p>56556.6</text:p>
          </table:table-cell>
          <table:table-cell office:value-type="float" office:value="84639.9" calcext:value-type="float">
            <text:p>84639.9</text:p>
          </table:table-cell>
        </table:table-row>
        <table:table-row table:style-name="ro1">
          <table:table-cell office:value-type="string" calcext:value-type="string">
            <text:p>Scale:</text:p>
          </table:table-cell>
          <table:table-cell office:value-type="float" office:value="32237.9" calcext:value-type="float">
            <text:p>32237.9</text:p>
          </table:table-cell>
          <table:table-cell office:value-type="float" office:value="32447.8" calcext:value-type="float">
            <text:p>32447.8</text:p>
          </table:table-cell>
          <table:table-cell office:value-type="float" office:value="56292.7" calcext:value-type="float">
            <text:p>56292.7</text:p>
          </table:table-cell>
          <table:table-cell office:value-type="float" office:value="61618.6" calcext:value-type="float">
            <text:p>61618.6</text:p>
          </table:table-cell>
        </table:table-row>
        <table:table-row table:style-name="ro1">
          <table:table-cell office:value-type="string" calcext:value-type="string">
            <text:p>Add:</text:p>
          </table:table-cell>
          <table:table-cell office:value-type="float" office:value="35930.8" calcext:value-type="float">
            <text:p>35930.8</text:p>
          </table:table-cell>
          <table:table-cell office:value-type="float" office:value="35905.3" calcext:value-type="float">
            <text:p>35905.3</text:p>
          </table:table-cell>
          <table:table-cell office:value-type="float" office:value="62602" calcext:value-type="float">
            <text:p>62602.0</text:p>
          </table:table-cell>
          <table:table-cell office:value-type="float" office:value="68977.6" calcext:value-type="float">
            <text:p>68977.6</text:p>
          </table:table-cell>
        </table:table-row>
        <table:table-row table:style-name="ro1">
          <table:table-cell office:value-type="string" calcext:value-type="string">
            <text:p>Triad:</text:p>
          </table:table-cell>
          <table:table-cell office:value-type="float" office:value="35988" calcext:value-type="float">
            <text:p>35988.0</text:p>
          </table:table-cell>
          <table:table-cell office:value-type="float" office:value="35974.6" calcext:value-type="float">
            <text:p>35974.6</text:p>
          </table:table-cell>
          <table:table-cell office:value-type="float" office:value="62499.8" calcext:value-type="float">
            <text:p>62499.8</text:p>
          </table:table-cell>
          <table:table-cell office:value-type="float" office:value="68726.2" calcext:value-type="float">
            <text:p>68726.2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ote: OpenMP values were obtained using taskset -c 0-7 because those were the best values. MPI_sm values are plain; taskset was harmful.</text:p>
          </table:table-cell>
          <table:table-cell table:style-name="Default" table:number-columns-repeated="3"/>
          <table:table-cell/>
        </table:table-row>
      </table:table>
      <table:table table:name="Porter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openMP</text:p>
          </table:table-cell>
          <table:covered-table-cell/>
          <table:table-cell table:style-name="ce1" office:value-type="string" calcext:value-type="string" table:number-columns-spanned="2" table:number-rows-spanned="1">
            <text:p>MPI_sm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</table:table-row>
        <table:table-row table:style-name="ro1">
          <table:table-cell office:value-type="string" calcext:value-type="string">
            <text:p>Copy:</text:p>
          </table:table-cell>
          <table:table-cell office:value-type="float" office:value="82617.1" calcext:value-type="float">
            <text:p>82617.1</text:p>
          </table:table-cell>
          <table:table-cell office:value-type="float" office:value="80702.1" calcext:value-type="float">
            <text:p>80702.1</text:p>
          </table:table-cell>
          <table:table-cell office:value-type="float" office:value="56856.8" calcext:value-type="float">
            <text:p>56856.8</text:p>
          </table:table-cell>
          <table:table-cell office:value-type="float" office:value="85152.7" calcext:value-type="float">
            <text:p>85152.7</text:p>
          </table:table-cell>
        </table:table-row>
        <table:table-row table:style-name="ro1">
          <table:table-cell office:value-type="string" calcext:value-type="string">
            <text:p>Scale:</text:p>
          </table:table-cell>
          <table:table-cell office:value-type="float" office:value="59972.8" calcext:value-type="float">
            <text:p>59972.8</text:p>
          </table:table-cell>
          <table:table-cell office:value-type="float" office:value="60497.3" calcext:value-type="float">
            <text:p>60497.3</text:p>
          </table:table-cell>
          <table:table-cell office:value-type="float" office:value="56508.8" calcext:value-type="float">
            <text:p>56508.8</text:p>
          </table:table-cell>
          <table:table-cell office:value-type="float" office:value="62920.7" calcext:value-type="float">
            <text:p>62920.7</text:p>
          </table:table-cell>
        </table:table-row>
        <table:table-row table:style-name="ro1">
          <table:table-cell office:value-type="string" calcext:value-type="string">
            <text:p>Add:</text:p>
          </table:table-cell>
          <table:table-cell office:value-type="float" office:value="67425.2" calcext:value-type="float">
            <text:p>67425.2</text:p>
          </table:table-cell>
          <table:table-cell office:value-type="float" office:value="67149.7" calcext:value-type="float">
            <text:p>67149.7</text:p>
          </table:table-cell>
          <table:table-cell office:value-type="float" office:value="62966.8" calcext:value-type="float">
            <text:p>62966.8</text:p>
          </table:table-cell>
          <table:table-cell office:value-type="float" office:value="70427.8" calcext:value-type="float">
            <text:p>70427.8</text:p>
          </table:table-cell>
        </table:table-row>
        <table:table-row table:style-name="ro1">
          <table:table-cell office:value-type="string" calcext:value-type="string">
            <text:p>Triad:</text:p>
          </table:table-cell>
          <table:table-cell office:value-type="float" office:value="67184.4" calcext:value-type="float">
            <text:p>67184.4</text:p>
          </table:table-cell>
          <table:table-cell office:value-type="float" office:value="66742.9" calcext:value-type="float">
            <text:p>66742.9</text:p>
          </table:table-cell>
          <table:table-cell office:value-type="float" office:value="62930.9" calcext:value-type="float">
            <text:p>62930.9</text:p>
          </table:table-cell>
          <table:table-cell office:value-type="float" office:value="70611.8" calcext:value-type="float">
            <text:p>70611.8</text:p>
          </table:table-cell>
        </table:table-row>
      </table:table>
      <table:table table:name="All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16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3" table:default-cell-style-name="ce2"/>
        <table:table-column table:style-name="co1" table:default-cell-style-name="ce25"/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5"/>
        </table:table-row>
        <table:table-row table:style-name="ro1">
          <table:table-cell table:style-name="ce3"/>
          <table:table-cell table:style-name="ce8" office:value-type="string" calcext:value-type="string" table:number-columns-spanned="4" table:number-rows-spanned="1">
            <text:p>Dunkel</text:p>
          </table:table-cell>
          <table:covered-table-cell table:number-columns-repeated="2" table:style-name="ce11"/>
          <table:covered-table-cell table:style-name="ce13"/>
          <table:table-cell table:style-name="ce8" office:value-type="string" calcext:value-type="string" table:number-columns-spanned="4" table:number-rows-spanned="1">
            <text:p>Porter</text:p>
          </table:table-cell>
          <table:covered-table-cell table:number-columns-repeated="2" table:style-name="ce11"/>
          <table:covered-table-cell table:style-name="ce13"/>
          <table:table-cell table:style-name="ce21" office:value-type="string" calcext:value-type="string" table:number-columns-spanned="4" table:number-rows-spanned="1">
            <text:p>Stout</text:p>
          </table:table-cell>
          <table:covered-table-cell table:number-columns-repeated="2" table:style-name="ce11"/>
          <table:covered-table-cell table:style-name="ce23"/>
        </table:table-row>
        <table:table-row table:style-name="ro1">
          <table:table-cell table:style-name="ce3"/>
          <table:table-cell table:style-name="ce9" office:value-type="string" calcext:value-type="string" table:number-columns-spanned="2" table:number-rows-spanned="1">
            <text:p>openMP</text:p>
          </table:table-cell>
          <table:covered-table-cell table:style-name="Default"/>
          <table:table-cell table:style-name="ce12" office:value-type="string" calcext:value-type="string" table:number-columns-spanned="2" table:number-rows-spanned="1">
            <text:p>MPI_sm</text:p>
          </table:table-cell>
          <table:covered-table-cell table:style-name="ce14"/>
          <table:table-cell table:style-name="ce18" office:value-type="string" calcext:value-type="string" table:number-columns-spanned="2" table:number-rows-spanned="1">
            <text:p>openMP</text:p>
          </table:table-cell>
          <table:covered-table-cell/>
          <table:table-cell table:style-name="ce12" office:value-type="string" calcext:value-type="string" table:number-columns-spanned="2" table:number-rows-spanned="1">
            <text:p>MPI_sm</text:p>
          </table:table-cell>
          <table:covered-table-cell/>
          <table:table-cell table:style-name="ce18" office:value-type="string" calcext:value-type="string" table:number-columns-spanned="2" table:number-rows-spanned="1">
            <text:p>openMP</text:p>
          </table:table-cell>
          <table:covered-table-cell table:style-name="Default"/>
          <table:table-cell table:style-name="ce22" office:value-type="string" calcext:value-type="string" table:number-columns-spanned="2" table:number-rows-spanned="1">
            <text:p>MPI_sm</text:p>
          </table:table-cell>
          <table:covered-table-cell table:style-name="ce3"/>
        </table:table-row>
        <table:table-row table:style-name="ro1">
          <table:table-cell table:style-name="ce4"/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Gnu</text:p>
          </table:table-cell>
          <table:table-cell table:style-name="ce15" office:value-type="string" calcext:value-type="string">
            <text:p>Intel</text:p>
          </table:table-cell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Gnu</text:p>
          </table:table-cell>
          <table:table-cell table:style-name="ce15" office:value-type="string" calcext:value-type="string">
            <text:p>Intel</text:p>
          </table:table-cell>
          <table:table-cell table:style-name="ce1" office:value-type="string" calcext:value-type="string">
            <text:p>Gnu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Gnu</text:p>
          </table:table-cell>
          <table:table-cell table:style-name="ce24" office:value-type="string" calcext:value-type="string">
            <text:p>Intel</text:p>
          </table:table-cell>
        </table:table-row>
        <table:table-row table:style-name="ro1">
          <table:table-cell table:style-name="ce5" office:value-type="string" calcext:value-type="string">
            <text:p>Copy:</text:p>
          </table:table-cell>
          <table:table-cell table:formula="of:=[Dunkel.B3]" office:value-type="float" office:value="39226.6" calcext:value-type="float">
            <text:p>39226.6</text:p>
          </table:table-cell>
          <table:table-cell table:formula="of:=[Dunkel.C3]" office:value-type="float" office:value="46201.1" calcext:value-type="float">
            <text:p>46201.1</text:p>
          </table:table-cell>
          <table:table-cell table:formula="of:=[Dunkel.D3]" office:value-type="float" office:value="60236.7" calcext:value-type="float">
            <text:p>60236.7</text:p>
          </table:table-cell>
          <table:table-cell table:formula="of:=[Dunkel.E3]" office:value-type="float" office:value="97591.6" calcext:value-type="float">
            <text:p>97591.6</text:p>
          </table:table-cell>
          <table:table-cell table:formula="of:=[Porter.B3]" office:value-type="float" office:value="82617.1" calcext:value-type="float">
            <text:p>82617.1</text:p>
          </table:table-cell>
          <table:table-cell table:formula="of:=[Porter.C3]" office:value-type="float" office:value="80702.1" calcext:value-type="float">
            <text:p>80702.1</text:p>
          </table:table-cell>
          <table:table-cell table:formula="of:=[Porter.D3]" office:value-type="float" office:value="56856.8" calcext:value-type="float">
            <text:p>56856.8</text:p>
          </table:table-cell>
          <table:table-cell table:formula="of:=[Porter.E3]" office:value-type="float" office:value="85152.7" calcext:value-type="float">
            <text:p>85152.7</text:p>
          </table:table-cell>
          <table:table-cell table:formula="of:=[Stout.B3]" office:value-type="float" office:value="32211" calcext:value-type="float">
            <text:p>32211.0</text:p>
          </table:table-cell>
          <table:table-cell table:formula="of:=[Stout.C3]" office:value-type="float" office:value="41273" calcext:value-type="float">
            <text:p>41273.0</text:p>
          </table:table-cell>
          <table:table-cell table:formula="of:=[Stout.D3]" office:value-type="float" office:value="56556.6" calcext:value-type="float">
            <text:p>56556.6</text:p>
          </table:table-cell>
          <table:table-cell table:formula="of:=[Stout.E3]" office:value-type="float" office:value="84639.9" calcext:value-type="float">
            <text:p>84639.9</text:p>
          </table:table-cell>
        </table:table-row>
        <table:table-row table:style-name="ro1">
          <table:table-cell table:style-name="ce6" office:value-type="string" calcext:value-type="string">
            <text:p>Scale:</text:p>
          </table:table-cell>
          <table:table-cell table:formula="of:=[Dunkel.B4]" office:value-type="float" office:value="39151.9" calcext:value-type="float">
            <text:p>39151.9</text:p>
          </table:table-cell>
          <table:table-cell table:formula="of:=[Dunkel.C4]" office:value-type="float" office:value="34985.1" calcext:value-type="float">
            <text:p>34985.1</text:p>
          </table:table-cell>
          <table:table-cell table:formula="of:=[Dunkel.D4]" office:value-type="float" office:value="60042.9" calcext:value-type="float">
            <text:p>60042.9</text:p>
          </table:table-cell>
          <table:table-cell table:formula="of:=[Dunkel.E4]" office:value-type="float" office:value="62169.5" calcext:value-type="float">
            <text:p>62169.5</text:p>
          </table:table-cell>
          <table:table-cell table:formula="of:=[Porter.B4]" office:value-type="float" office:value="59972.8" calcext:value-type="float">
            <text:p>59972.8</text:p>
          </table:table-cell>
          <table:table-cell table:formula="of:=[Porter.C4]" office:value-type="float" office:value="60497.3" calcext:value-type="float">
            <text:p>60497.3</text:p>
          </table:table-cell>
          <table:table-cell table:formula="of:=[Porter.D4]" office:value-type="float" office:value="56508.8" calcext:value-type="float">
            <text:p>56508.8</text:p>
          </table:table-cell>
          <table:table-cell table:formula="of:=[Porter.E4]" office:value-type="float" office:value="62920.7" calcext:value-type="float">
            <text:p>62920.7</text:p>
          </table:table-cell>
          <table:table-cell table:formula="of:=[Stout.B4]" office:value-type="float" office:value="32237.9" calcext:value-type="float">
            <text:p>32237.9</text:p>
          </table:table-cell>
          <table:table-cell table:formula="of:=[Stout.C4]" office:value-type="float" office:value="32447.8" calcext:value-type="float">
            <text:p>32447.8</text:p>
          </table:table-cell>
          <table:table-cell table:formula="of:=[Stout.D4]" office:value-type="float" office:value="56292.7" calcext:value-type="float">
            <text:p>56292.7</text:p>
          </table:table-cell>
          <table:table-cell table:formula="of:=[Stout.E4]" office:value-type="float" office:value="61618.6" calcext:value-type="float">
            <text:p>61618.6</text:p>
          </table:table-cell>
        </table:table-row>
        <table:table-row table:style-name="ro1">
          <table:table-cell table:style-name="ce6" office:value-type="string" calcext:value-type="string">
            <text:p>Add:</text:p>
          </table:table-cell>
          <table:table-cell table:formula="of:=[Dunkel.B5]" office:value-type="float" office:value="44400.1" calcext:value-type="float">
            <text:p>44400.1</text:p>
          </table:table-cell>
          <table:table-cell table:formula="of:=[Dunkel.C5]" office:value-type="float" office:value="39388.7" calcext:value-type="float">
            <text:p>39388.7</text:p>
          </table:table-cell>
          <table:table-cell table:formula="of:=[Dunkel.D5]" office:value-type="float" office:value="66216.8" calcext:value-type="float">
            <text:p>66216.8</text:p>
          </table:table-cell>
          <table:table-cell table:formula="of:=[Dunkel.E5]" office:value-type="float" office:value="68288.5" calcext:value-type="float">
            <text:p>68288.5</text:p>
          </table:table-cell>
          <table:table-cell table:formula="of:=[Porter.B5]" office:value-type="float" office:value="67425.2" calcext:value-type="float">
            <text:p>67425.2</text:p>
          </table:table-cell>
          <table:table-cell table:formula="of:=[Porter.C5]" office:value-type="float" office:value="67149.7" calcext:value-type="float">
            <text:p>67149.7</text:p>
          </table:table-cell>
          <table:table-cell table:formula="of:=[Porter.D5]" office:value-type="float" office:value="62966.8" calcext:value-type="float">
            <text:p>62966.8</text:p>
          </table:table-cell>
          <table:table-cell table:formula="of:=[Porter.E5]" office:value-type="float" office:value="70427.8" calcext:value-type="float">
            <text:p>70427.8</text:p>
          </table:table-cell>
          <table:table-cell table:formula="of:=[Stout.B5]" office:value-type="float" office:value="35930.8" calcext:value-type="float">
            <text:p>35930.8</text:p>
          </table:table-cell>
          <table:table-cell table:formula="of:=[Stout.C5]" office:value-type="float" office:value="35905.3" calcext:value-type="float">
            <text:p>35905.3</text:p>
          </table:table-cell>
          <table:table-cell table:formula="of:=[Stout.D5]" office:value-type="float" office:value="62602" calcext:value-type="float">
            <text:p>62602.0</text:p>
          </table:table-cell>
          <table:table-cell table:formula="of:=[Stout.E5]" office:value-type="float" office:value="68977.6" calcext:value-type="float">
            <text:p>68977.6</text:p>
          </table:table-cell>
        </table:table-row>
        <table:table-row table:style-name="ro1">
          <table:table-cell table:style-name="ce7" office:value-type="string" calcext:value-type="string">
            <text:p>Triad:</text:p>
          </table:table-cell>
          <table:table-cell table:style-name="ce10" table:formula="of:=[Dunkel.B6]" office:value-type="float" office:value="44523.8" calcext:value-type="float">
            <text:p>44523.8</text:p>
          </table:table-cell>
          <table:table-cell table:style-name="ce10" table:formula="of:=[Dunkel.C6]" office:value-type="float" office:value="39458.2" calcext:value-type="float">
            <text:p>39458.2</text:p>
          </table:table-cell>
          <table:table-cell table:style-name="ce10" table:formula="of:=[Dunkel.D6]" office:value-type="float" office:value="66597.4" calcext:value-type="float">
            <text:p>66597.4</text:p>
          </table:table-cell>
          <table:table-cell table:style-name="ce17" table:formula="of:=[Dunkel.E6]" office:value-type="float" office:value="68468.5" calcext:value-type="float">
            <text:p>68468.5</text:p>
          </table:table-cell>
          <table:table-cell table:style-name="ce19" table:formula="of:=[Porter.B6]" office:value-type="float" office:value="67184.4" calcext:value-type="float">
            <text:p>67184.4</text:p>
          </table:table-cell>
          <table:table-cell table:style-name="ce19" table:formula="of:=[Porter.C6]" office:value-type="float" office:value="66742.9" calcext:value-type="float">
            <text:p>66742.9</text:p>
          </table:table-cell>
          <table:table-cell table:style-name="ce19" table:formula="of:=[Porter.D6]" office:value-type="float" office:value="62930.9" calcext:value-type="float">
            <text:p>62930.9</text:p>
          </table:table-cell>
          <table:table-cell table:style-name="ce20" table:formula="of:=[Porter.E6]" office:value-type="float" office:value="70611.8" calcext:value-type="float">
            <text:p>70611.8</text:p>
          </table:table-cell>
          <table:table-cell table:style-name="ce10" table:formula="of:=[Stout.B6]" office:value-type="float" office:value="35988" calcext:value-type="float">
            <text:p>35988.0</text:p>
          </table:table-cell>
          <table:table-cell table:style-name="ce10" table:formula="of:=[Stout.C6]" office:value-type="float" office:value="35974.6" calcext:value-type="float">
            <text:p>35974.6</text:p>
          </table:table-cell>
          <table:table-cell table:style-name="ce10" table:formula="of:=[Stout.D6]" office:value-type="float" office:value="62499.8" calcext:value-type="float">
            <text:p>62499.8</text:p>
          </table:table-cell>
          <table:table-cell table:style-name="ce26" table:formula="of:=[Stout.E6]" office:value-type="float" office:value="68726.2" calcext:value-type="float">
            <text:p>6872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5:28:41.265176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3:02:26.879126352</meta:creation-date>
    <dc:date>2017-11-02T15:47:09.438999291</dc:date>
    <meta:editing-duration>PT14M55S</meta:editing-duration>
    <meta:editing-cycles>2</meta:editing-cycles>
    <meta:generator>LibreOffice/5.1.6.2$Linux_X86_64 LibreOffice_project/10m0$Build-2</meta:generator>
    <meta:document-statistic meta:table-count="4" meta:cell-count="152" meta:object-count="0"/>
  </office:meta>
</office:document-meta>
</file>